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-color="#808080" draw:textarea-horizontal-align="justify" draw:textarea-vertical-align="middle" draw:auto-grow-height="false" fo:min-height="7.75cm" fo:min-width="7.5cm"/>
    </style:style>
    <style:style style:name="gr2" style:family="graphic" style:parent-style-name="standard">
      <style:graphic-properties svg:stroke-width="0.2cm" svg:stroke-color="#ffffff" draw:marker-start-width="0.5cm" draw:marker-end-width="0.5cm" draw:fill="none" draw:textarea-horizontal-align="justify" draw:textarea-vertical-align="middle" draw:auto-grow-height="false" fo:min-height="1.832cm" fo:min-width="1.582cm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ffffff" draw:marker-start-width="0.65cm" draw:marker-end="Arrow" draw:marker-end-width="0.65cm" draw:fill="none" draw:textarea-vertical-align="middle" draw:auto-grow-height="false" fo:min-height="1.832cm" fo:min-width="1.582cm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ffffff" draw:marker-start-width="0.8cm" draw:marker-end-width="0.8cm" draw:fill="none" draw:textarea-horizontal-align="justify" draw:textarea-vertical-align="middle" draw:auto-grow-height="false" fo:min-height="2.25cm" fo:min-width="2.5cm" fo:padding-top="0.225cm" fo:padding-bottom="0.225cm" fo:padding-left="0.35cm" fo:padding-right="0.35cm"/>
    </style:style>
    <style:style style:name="gr5" style:family="graphic" style:parent-style-name="standard">
      <style:graphic-properties draw:stroke="solid" svg:stroke-color="#808080" draw:fill="gradient" draw:fill-gradient-name="Gradient_20_7" draw:gradient-step-count="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stroke="solid" svg:stroke-color="#808080" draw:fill="gradient" draw:fill-gradient-name="Gradient_20_9" draw:gradient-step-count="0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stroke="solid" svg:stroke-color="#808080" draw:fill="gradient" draw:fill-gradient-name="Gradient_20_11" draw:gradient-step-count="0" draw:textarea-horizontal-align="justify" draw:textarea-vertical-align="middle" draw:auto-grow-height="false" fo:min-height="0.36cm" fo:min-width="0.1cm"/>
    </style:style>
    <style:style style:name="gr8" style:family="graphic" style:parent-style-name="standard">
      <style:graphic-properties draw:stroke="solid" svg:stroke-color="#808080" draw:fill="gradient" draw:fill-gradient-name="Gradient_20_13" draw:gradient-step-count="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stroke="solid" svg:stroke-color="#808080" draw:fill="gradient" draw:fill-gradient-name="Gradient_20_15" draw:gradient-step-count="0" draw:textarea-horizontal-align="justify" draw:textarea-vertical-align="middle" draw:auto-grow-height="false" fo:min-height="0.36cm" fo:min-width="0.1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gradient" draw:fill-gradient-name="Gradient_20_7" draw:gradient-step-count="0"/>
      <style:paragraph-properties fo:text-align="center"/>
    </style:style>
    <style:style style:name="P4" style:family="paragraph">
      <loext:graphic-properties draw:fill="gradient" draw:fill-gradient-name="Gradient_20_9" draw:gradient-step-count="0"/>
      <style:paragraph-properties fo:text-align="center"/>
    </style:style>
    <style:style style:name="P5" style:family="paragraph">
      <loext:graphic-properties draw:fill="gradient" draw:fill-gradient-name="Gradient_20_11" draw:gradient-step-count="0"/>
      <style:paragraph-properties fo:text-align="center"/>
    </style:style>
    <style:style style:name="P6" style:family="paragraph">
      <loext:graphic-properties draw:fill="gradient" draw:fill-gradient-name="Gradient_20_13" draw:gradient-step-count="0"/>
      <style:paragraph-properties fo:text-align="center"/>
    </style:style>
    <style:style style:name="P7" style:family="paragraph">
      <loext:graphic-properties draw:fill="gradient" draw:fill-gradient-name="Gradient_20_15" draw:gradient-step-count="0"/>
      <style:paragraph-properties fo:text-align="center"/>
    </style:style>
    <style:style style:name="P8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custom-shape draw:style-name="gr1" draw:text-style-name="P1" draw:layer="layout" svg:width="8cm" svg:height="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cm" svg:height="3.2cm" svg:x="0.4cm" svg:y="0.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2" draw:layer="layout" svg:x1="4.4cm" svg:y1="2cm" svg:x2="7.6cm" svg:y2="3.6cm">
          <text:p/>
        </draw:line>
        <draw:line draw:style-name="gr3" draw:text-style-name="P2" draw:layer="layout" svg:x1="7.6cm" svg:y1="4.3cm" svg:x2="4.4cm" svg:y2="5.9cm">
          <text:p/>
        </draw:line>
        <draw:custom-shape draw:style-name="gr4" draw:text-style-name="P2" draw:layer="layout" svg:width="3.2cm" svg:height="2.7cm" draw:transform="rotate (-1.5707963267949) translate (3.1cm 4.4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6cm" svg:height="0.6cm" svg:x="2.8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6cm" svg:height="0.6cm" svg:x="2.8cm" svg:y="5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cm" svg:height="0.61cm" svg:x="2.8cm" svg:y="5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6cm" svg:height="0.6cm" svg:x="2.8cm" svg:y="6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6cm" svg:height="0.61cm" svg:x="2.8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1" draw:display-name="Gradient 11" draw:style="linear" draw:start-color="#00ff00" draw:end-color="#00ffff" draw:start-intensity="100%" draw:end-intensity="100%" draw:angle="0" draw:border="0%"/>
    <draw:gradient draw:name="Gradient_20_13" draw:display-name="Gradient 13" draw:style="linear" draw:start-color="#00ffff" draw:end-color="#0000ff" draw:start-intensity="100%" draw:end-intensity="100%" draw:angle="0" draw:border="0%"/>
    <draw:gradient draw:name="Gradient_20_15" draw:display-name="Gradient 15" draw:style="linear" draw:start-color="#0000ff" draw:end-color="#ff00ff" draw:start-intensity="100%" draw:end-intensity="100%" draw:angle="0" draw:border="0%"/>
    <draw:gradient draw:name="Gradient_20_7" draw:display-name="Gradient 7" draw:style="linear" draw:start-color="#ff0000" draw:end-color="#ffff00" draw:start-intensity="100%" draw:end-intensity="100%" draw:angle="0" draw:border="0%"/>
    <draw:gradient draw:name="Gradient_20_9" draw:display-name="Gradient 9" draw:style="linear" draw:start-color="#ffff00" draw:end-color="#00ff0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.1999998092651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52cm" fo:margin-bottom="0cm" fo:text-indent="0cm"/>
      <style:text-properties fo:font-size="10.699999809265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14cm" fo:margin-bottom="0cm" fo:text-indent="0cm"/>
      <style:text-properties fo:font-size="9.199999809265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76cm" fo:margin-bottom="0cm" fo:text-indent="0cm"/>
      <style:text-properties fo:font-size="7.5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38cm" fo:margin-bottom="0cm" fo:text-indent="0cm"/>
      <style:text-properties fo:font-size="7.5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38cm" fo:margin-bottom="0cm" fo:text-indent="0cm"/>
      <style:text-properties fo:font-size="7.5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38cm" fo:margin-bottom="0cm" fo:text-indent="0cm"/>
      <style:text-properties fo:font-size="7.5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38cm" fo:margin-bottom="0cm" fo:text-indent="0cm"/>
      <style:text-properties fo:font-size="7.5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38cm" fo:margin-bottom="0cm" fo:text-indent="0cm"/>
      <style:text-properties fo:font-size="7.5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.7999992370605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cm" fo:page-height="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Default" style:page-layout-name="PM1" draw:style-name="Mdp1">
      <draw:frame presentation:style-name="Default-title" draw:layer="backgroundobjects" svg:width="7.2cm" svg:height="1.336cm" svg:x="0.4cm" svg:y="0.318cm" presentation:class="title" presentation:placeholder="true">
        <draw:text-box/>
      </draw:frame>
      <draw:frame presentation:style-name="Default-outline1" draw:layer="backgroundobjects" svg:width="7.2cm" svg:height="4.64cm" svg:x="0.4cm" svg:y="1.872cm" presentation:class="outline" presentation:placeholder="true">
        <draw:text-box/>
      </draw:frame>
      <draw:frame presentation:style-name="Mpr1" draw:text-style-name="MP2" draw:layer="backgroundobjects" svg:width="1.864cm" svg:height="0.552cm" svg:x="0.4cm" svg:y="7.28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2.536cm" svg:height="0.552cm" svg:x="2.736cm" svg:y="7.28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1.864cm" svg:height="0.552cm" svg:x="5.736cm" svg:y="7.28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Reimann</meta:initial-creator>
    <meta:creation-date>2018-11-20T14:54:48.549183609</meta:creation-date>
    <dc:date>2018-11-20T14:56:01.399780393</dc:date>
    <dc:creator>Michael Reimann</dc:creator>
    <meta:editing-duration>PT1M13S</meta:editing-duration>
    <meta:editing-cycles>2</meta:editing-cycles>
    <meta:generator>LibreOffice/5.3.6.1$Linux_X86_64 LibreOffice_project/30$Build-1</meta:generator>
    <meta:document-statistic meta:object-count="33"/>
  </office:meta>
</office:document-meta>
</file>